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" svg:font-family="Courier" style:font-family-generic="swiss" style:font-pitch="variable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ourier" fo:font-size="8pt" style:font-size-asian="8pt" style:font-size-complex="8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Courier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ceso de alta de una base de datos para Poliza Net</text:p>
      <text:p text:style-name="Standard"/>
      <text:p text:style-name="Standard"/>
      <text:p text:style-name="P1">Se ha creado una base de datos PostgreSQL v 9.5 denominada pn-system-config que se utiliza para configurar los posibles modos de acceso a los datos que serán en modo local, <text:s/>en internet y en internet en un host compartido.</text:p>
      <text:p text:style-name="P1"/>
      <text:p text:style-name="P1">Según el modelo de datos realmente hay dos modos de funcionamiento que le he llamado “<text:span text:style-name="T1">single</text:span>” al modo individual de una única base de datos por servidor y “<text:span text:style-name="T1">shared</text:span>” para múltiples bases de datos en una sola instancia de maquina o incluso múltiples instancias de múltiples bases de datos.</text:p>
      <text:p text:style-name="P1"/>
      <text:p text:style-name="P1">He creado un procedimiento almacenado denominado “AddNewServerSingle” que se encarga de crear las tuplas de las distintas tablas para su correcto funcionamiento con los siguientes parámetros.</text:p>
      <text:p text:style-name="P1"/>
      <text:p text:style-name="P1">Ejemplo de uso</text:p>
      <text:p text:style-name="P2">select AddNewServerSingle('37.153.108.75','<text:a xlink:type="simple" xlink:href="http://www.poliza-net.es/">www.poliza-net.es</text:a>',</text:p>
      <text:p text:style-name="P2">'antonio.gialnet@gmail.com','693065280');</text:p>
      <text:p text:style-name="P1"/>
      <text:p text:style-name="P1">El primer parámetro es la dirección IP del servidor que contiene la aplicación </text:p>
      <text:p text:style-name="P1">El segundo es el nombre y es un dato meramente informativo</text:p>
      <text:p text:style-name="P1">El tercero es el correo del administrador</text:p>
      <text:p text:style-name="P1">El cuarto el móvil del administrador</text:p>
      <text:p text:style-name="P1"/>
      <text:p text:style-name="P1">Para modificar los datos de un servidor</text:p>
      <text:p text:style-name="P2">UpdateServerSingle('192.168.100,161','www.clienteweb.es','admin@clienteweb.es','652251154');</text:p>
      <text:p text:style-name="P1"/>
      <text:p text:style-name="P1">La dirección IP del servidor, el nombre, el email del administrador y por último su teléfono.</text:p>
      <text:p text:style-name="P1"/>
      <text:p text:style-name="P1">Para añadir a los distintos usuarios utilizaremos el procedimiento</text:p>
      <text:p text:style-name="P1"/>
      <text:p text:style-name="P2">AddUserSingleMode('admin@prodacon.es','antonio@prodacon.es','Empleado directivo');</text:p>
      <text:p text:style-name="P1"/>
      <text:p text:style-name="P1">El primer parámetros en el email del administrador </text:p>
      <text:p text:style-name="P1">El segundo es el email del nuevo usuario y el tercer y último parámetro es el rol de este nuevo usuario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" svg:font-family="Courier" style:font-family-generic="swiss" style:font-pitch="variable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 PL ShanHeiSun Un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ShanHeiSun Un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1:03:13</meta:creation-date>
    <dc:date>2016-05-03T13:47:29</dc:date>
    <meta:editing-duration>PT1H25M27S</meta:editing-duration>
    <meta:editing-cycles>6</meta:editing-cycles>
    <meta:generator>OpenOffice.org/3.4$Solaris_x86 OpenOffice.org_project/340m1$Build-9590</meta:generator>
    <meta:document-statistic meta:table-count="0" meta:image-count="0" meta:object-count="0" meta:page-count="1" meta:paragraph-count="18" meta:word-count="232" meta:character-count="1609"/>
  </office:meta>
</office:document-meta>
</file>